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nuthPossPosIter.getLM( Object next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PossPosIter.getPos( Object next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PossPosIter.KnuthPossPosIter( List element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PossPosIter.get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PossPosIter.KnuthPossPosIter( List elementList , int startPos , int end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nuthPossPosIter.check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nuthPossPosIt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